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52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ss/Fail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 <text:s/>using valid credential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n using invalid emai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using invalid passwo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Login using invalid email and valid passwor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Login using invalid password and valid emai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gin <text:s/>using <text:s/>Keyboard keys(Tab and Enter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-mail Address and Password text fields have the placeholder tex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gin <text:s/>using <text:s/>inactive credential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gin <text:s/>after changing the passwor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 is able to navigate to different pages from Login pa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2:04:22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3-29T14:35:03.001000000</dc:date>
    <meta:editing-duration>PT33M5S</meta:editing-duration>
    <meta:editing-cycles>6</meta:editing-cycles>
    <meta:document-statistic meta:table-count="1" meta:cell-count="24" meta:object-count="0"/>
  </office:meta>
</office:document-meta>
</file>